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ans" fo:font-size="12pt" officeooo:paragraph-rsid="001e2481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2pt" officeooo:rsid="001e2481" officeooo:paragraph-rsid="001e2481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366539" officeooo:paragraph-rsid="0036653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4067a1" officeooo:paragraph-rsid="004067a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e2481" officeooo:paragraph-rsid="001e248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e2481" officeooo:paragraph-rsid="001e2481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366539"/>
    </style:style>
    <style:style style:name="P8" style:family="paragraph" style:parent-style-name="Standard">
      <style:paragraph-properties fo:text-align="justify" style:justify-single-word="false"/>
      <style:text-properties officeooo:paragraph-rsid="004067a1"/>
    </style:style>
    <style:style style:name="P9" style:family="paragraph" style:parent-style-name="Standard">
      <style:paragraph-properties fo:text-align="justify" style:justify-single-word="false"/>
      <style:text-properties officeooo:paragraph-rsid="00366539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4067a1" officeooo:paragraph-rsid="004067a1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4067a1" officeooo:paragraph-rsid="004f9ac1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2pt" fo:font-weight="normal" officeooo:rsid="00366539" style:font-size-asian="10.5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4bc9bd" style:font-size-asian="10.5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4d7045" style:font-size-asian="10.5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50fddf" style:font-size-asian="10.5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51c68d" style:font-size-asian="10.5pt" style:font-weight-asian="normal" style:font-size-complex="12pt" style:font-weight-complex="normal"/>
    </style:style>
    <style:style style:name="T7" style:family="text">
      <style:text-properties style:font-name="Liberation Sans" fo:font-size="12pt" fo:font-weight="bold" officeooo:rsid="00366539" style:font-size-asian="10.5pt" style:font-weight-asian="bold" style:font-size-complex="12pt" style:font-weight-complex="bold"/>
    </style:style>
    <style:style style:name="T8" style:family="text">
      <style:text-properties style:font-name="Liberation Sans" fo:font-size="12pt" fo:font-weight="bold" officeooo:rsid="004bb2af" style:font-size-asian="10.5pt" style:font-weight-asian="bold" style:font-size-complex="12pt" style:font-weight-complex="bold"/>
    </style:style>
    <style:style style:name="T9" style:family="text">
      <style:text-properties style:font-name="Liberation Sans" fo:font-size="12pt" fo:font-weight="bold" officeooo:rsid="004067a1" style:font-size-asian="10.5pt" style:font-weight-asian="bold" style:font-size-complex="12pt" style:font-weight-complex="bold"/>
    </style:style>
    <style:style style:name="T10" style:family="text">
      <style:text-properties style:font-name="Liberation Sans" fo:font-size="12pt" fo:font-style="italic" fo:font-weight="bold" officeooo:rsid="004bb2af" style:font-size-asian="10.5pt" style:font-style-asian="italic" style:font-weight-asian="bold" style:font-size-complex="12pt" style:font-style-complex="italic" style:font-weight-complex="bold"/>
    </style:style>
    <style:style style:name="T11" style:family="text">
      <style:text-properties style:font-name="Liberation Sans" fo:font-size="12pt" fo:font-style="italic" fo:font-weight="normal" officeooo:rsid="004d7045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Liberation Sans" fo:font-size="12pt" fo:font-style="italic" fo:font-weight="normal" officeooo:rsid="004f5d94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Liberation Sans" fo:font-size="12pt" fo:font-style="normal" fo:font-weight="bold" officeooo:rsid="004bb2af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Liberation Sans" fo:font-size="12pt" fo:font-style="normal" fo:font-weight="normal" officeooo:rsid="004d7045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ans" fo:font-size="12pt" fo:font-style="normal" fo:font-weight="normal" officeooo:rsid="004f5d94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officeooo:rsid="004067a1"/>
    </style:style>
    <style:style style:name="T17" style:family="text">
      <style:text-properties officeooo:rsid="0049c233"/>
    </style:style>
    <style:style style:name="T18" style:family="text">
      <style:text-properties officeooo:rsid="004bb2af"/>
    </style:style>
    <style:style style:name="T19" style:family="text">
      <style:text-properties fo:font-weight="normal" officeooo:rsid="004f9ac1" style:font-weight-asian="normal" style:font-weight-complex="normal"/>
    </style:style>
    <style:style style:name="T20" style:family="text">
      <style:text-properties fo:font-weight="normal" officeooo:rsid="0050fddf" style:font-weight-asian="normal" style:font-weight-complex="normal"/>
    </style:style>
    <style:style style:name="T21" style:family="text">
      <style:text-properties fo:font-weight="normal" officeooo:rsid="0051c68d" style:font-weight-asian="normal" style:font-weight-complex="normal"/>
    </style:style>
    <style:style style:name="T22" style:family="text">
      <style:text-properties officeooo:rsid="0051c6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DRS 2/2021</text:p>
      <text:p text:style-name="P1"/>
      <text:p text:style-name="P2"><text:span text:style-name="T1">Aluno:</text:span> Pedro Henrique Dornelas Almeida</text:p>
      <text:p text:style-name="P2"><text:span text:style-name="T1">Matrícula:</text:span> 18/0108140</text:p>
      <text:p text:style-name="P2"><text:span text:style-name="T1">Data:</text:span> <text:span text:style-name="T17">17</text:span>/0<text:span text:style-name="T16">3</text:span>/2022</text:p>
      <text:p text:style-name="P2"/>
      <text:p text:style-name="P5">Exercício <text:span text:style-name="T17">5</text:span></text:p>
      <text:p text:style-name="P5"/>
      <text:p text:style-name="P7"><text:span text:style-name="T7">1) </text:span><text:span text:style-name="T8">Quais são as principais diferenças entre o algoritmo </text:span><text:span text:style-name="T10">Random Early Detection </text:span><text:span text:style-name="T13">(RED) e o algoritmo </text:span><text:span text:style-name="T10">Adaptative Random Early Detection </text:span><text:span text:style-name="T13">(ARED)?</text:span></text:p>
      <text:p text:style-name="P3"/>
      <text:p text:style-name="P7"><text:span text:style-name="T2"><text:tab/></text:span><text:span text:style-name="T3">O algoritmo RED </text:span><text:span text:style-name="T4">calcula uma probabilidade de perda de pacotes p a partir de um comprimento médio da fila(</text:span><text:span text:style-name="T11">q_avg</text:span><text:span text:style-name="T4">). Essa probabilidade p é zero abaixo de um limite mínimo </text:span><text:span text:style-name="T11">min_th</text:span><text:span text:style-name="T14">, cresce linearmente para </text:span><text:span text:style-name="T11">max_p</text:span><text:span text:style-name="T14"> quando está em um limite máximo </text:span><text:span text:style-name="T11">max_th</text:span><text:span text:style-name="T14"> e p = 1 para </text:span><text:span text:style-name="T11">q_avg</text:span><text:span text:style-name="T14"> &gt; </text:span><text:span text:style-name="T11">max_th</text:span><text:span text:style-name="T14">, ou seja, neste caso todos os pacotes serão perdidos. O que ocorre no RED é que esses parâmetros para perda tem de ser definidos pelo operador, de acordo com a topologia, largura de banda dos links de saída, atraso, dentre outros.</text:span></text:p>
      <text:p text:style-name="P7"><text:span text:style-name="T14"><text:tab/>Já no algoritmo ARED, </text:span><text:span text:style-name="T15">as principais diferenças são que </text:span><text:span text:style-name="T14">estes parâmetros são definidos automaticamente de acordo com a largura de banda dos links de saída, ao atraso, no geral os parâmetros. Durante o seu funcionamento o ARED atualiza periodicamente o </text:span><text:span text:style-name="T11">max_p</text:span><text:span text:style-name="T14">, dependendo da carga de tráfego, para tentar manter sempre </text:span><text:span text:style-name="T11">q_avg</text:span><text:span text:style-name="T14"> dentro dos limites </text:span><text:span text:style-name="T11">min_th</text:span><text:span text:style-name="T14"> e </text:span><text:span text:style-name="T11">max_th</text:span><text:span text:style-name="T14">, </text:span><text:span text:style-name="T15">ao contrário de RED, que mantém fixos esses valores</text:span><text:span text:style-name="T14">. </text:span><text:span text:style-name="T15">Para </text:span><text:span text:style-name="T12">min_th</text:span><text:span text:style-name="T15"> o ARED usa o valor mínimo de 5 pacotes para que a taxa de transferência seja alta para pequenas largura da banda. Na implementação do ARED, não fizeram como no RED, pois quando </text:span><text:span text:style-name="T12">q_avg</text:span><text:span text:style-name="T15"> é maior que </text:span><text:span text:style-name="T12">max_th</text:span><text:span text:style-name="T15">, os pacotes não são todos descartados, em vez disso o p é aumentado linearmente até 2*</text:span><text:span text:style-name="T12">max_th</text:span><text:span text:style-name="T15">, e somente acima desse valor p = 1 e todos os pacotes são descartados.</text:span></text:p>
      <text:p text:style-name="P3"/>
      <text:p text:style-name="P4">2) <text:span text:style-name="T18">Considerando os cenários simulados, destaque o esquema AQM com melhor desempenho em termos da métrica utilização nos casos de:</text:span></text:p>
      <text:p text:style-name="P11"><text:tab/></text:p>
      <text:p text:style-name="P11"><text:span text:style-name="T19"><text:tab/>Na seção 4 do artigo é possível encontrar os casos de simulação com os esquemas AQMs bem como seus respectivos resultados para alguns cenários.</text:span></text:p>
      <text:p text:style-name="P11"/>
      <text:p text:style-name="P11"><text:span text:style-name="T18"><text:tab/>a) Taxa de transmissão = 10 Mbps;</text:span></text:p>
      <text:p text:style-name="P8"><text:span text:style-name="T9"><text:tab/><text:tab/></text:span><text:span text:style-name="T5">Para a taxa de transmissão em 10Mbps, o esquema com melhor desempenho foi foi o PIE, pois utilizou menos do link que os outros esquemas, chegando a utilizar 95,7%. </text:span><text:span text:style-name="T6">Note que o esquema CoDel utilizou 95,9%, muito próximo, porém, note que este teve um desempenho em relação a delay melhor que o PIE. </text:span></text:p>
      <text:p text:style-name="P4"><text:span text:style-name="T19"/></text:p>
      <text:p text:style-name="P4"><text:tab/><text:span text:style-name="T18">b) RTT = 100ms;</text:span></text:p>
      <text:p text:style-name="P4"><text:tab/><text:tab/><text:span text:style-name="T20">Para o RTT em 100ms, o melhor esquema foi o ARED, que chegou a utilizar 81,7% do link, enquanto os outros esquemas se manter</text:span><text:span text:style-name="T21">am</text:span><text:span text:style-name="T20"> próximos a 90% de utilização do link, </text:span><text:span text:style-name="T21">esta diferença é bem significante.</text:span></text:p>
      <text:p text:style-name="P4"/>
      <text:p text:style-name="P4"><text:tab/><text:span text:style-name="T18">c) Número de fluxos TCP = 20.</text:span></text:p>
      <text:p text:style-name="P8"><text:span text:style-name="T9"><text:tab/><text:tab/></text:span><text:span text:style-name="T6">Para o número de fluxos TCP = 20, os esquemas que desempenharam melhor foram o CoDel e o ARED, com 99,9% de utilização do link, enquanto o PIE teve 100% de utilização do link. Note que todos os 3 esquemas não tiveram bom desempenho, <text:s/>e na prática, todos terão basicamente o mesmo desempenho, então aqui talvez valha a pena olhar para o delay, em que o PIE teve um desempenho significativamente melh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2:25:26.902974443</meta:creation-date>
    <dc:date>2022-03-17T11:30:00.551616422</dc:date>
    <meta:editing-duration>PT4H58M1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483" meta:character-count="2787" meta:non-whitespace-character-count="2305"/>
  </office:meta>
</office:document-meta>
</file>